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swiss" style:name="Verdana" svg:font-family="Verdana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</office:font-face-decls>
  <office:automatic-styles>
    <style:style style:family="text" style:name="T1">
      <style:text-properties officeooo:rsid="00120b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6164826939078571">
        <text:line-break/>
        <text:list-item>
          <text:p>One</text:p>
        </text:list-item>
        <text:line-break/>
        <text:list-item>
          <text:p>Two</text:p>
        </text:list-item>
        <text:line-break/>
        <text:list-item>
          <text:p>Three</text:p>
        </text:list-item>
        <text:line-break/>
      </text:list>
      <text:line-break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Mangal1" svg:font-family="Mangal"/>
    <style:font-face style:font-family-generic="swiss" style:name="Verdana" svg:font-family="Verdana"/>
    <style:font-face style:font-family-generic="system" style:font-pitch="variable" style:name="Lucida Sans Unicode" svg:font-family="'Lucida Sans Unicode'"/>
    <style:font-face style:font-family-generic="system" style:font-pitch="variable" style:name="Mangal" svg:font-family="Mangal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>
        <style:tab-stops/>
      </style:paragraph-properties>
      <style:text-properties fo:country="DE" fo:font-size="11pt" fo:language="de" style:country-asian="CN" style:country-complex="IN" style:font-name="Verdana" style:font-name-asian="Lucida Sans Unicode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1pt" fo:hyphenate="false" fo:hyphenation-push-char-count="2" fo:hyphenation-remain-char-count="2" fo:language="de" style:country-asian="CN" style:country-complex="IN" style:font-name="Verdana" style:font-name-asian="Lucida Sans Unicode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Verdana" fo:font-size="13pt" style:font-family-asian="'Lucida Sans Unicode'" style:font-family-complex="Mangal" style:font-family-generic="swiss" style:font-family-generic-asian="system" style:font-family-generic-complex="system" style:font-name="Verdana" style:font-name-asian="Lucida Sans Unicode" style:font-name-complex="Mangal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loext:contextual-spacing="false"/>
    </style:style>
    <style:style style:class="list" style:family="paragraph" style:name="List" style:parent-style-name="Text_20_body">
      <style:text-properties fo:font-family="Verdana" style:font-family-complex="Mangal" style:font-family-generic="swiss" style:font-name="Verdana" style:font-name-complex="Mangal1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family="Verdana" fo:font-size="11pt" fo:font-style="italic" style:font-family-complex="Mangal" style:font-family-generic="swiss" style:font-name="Verdana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fo:font-family="Verdana" style:font-family-complex="Mangal" style:font-family-generic="swiss" style:font-name="Verdana" style:font-name-complex="Mangal1"/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fo:font-size="14pt" fo:font-weight="bold" style:font-size-asian="14pt" style:font-size-complex="14pt" style:font-weight-asian="bold" style:font-weight-complex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fo:font-size="85%" fo:font-weight="bold" style:font-size-asian="85%" style:font-size-complex="85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layout-grid-base-height="0.706cm" style:layout-grid-color="#c0c0c0" style:layout-grid-display="false" style:layout-grid-lines="20" style:layout-grid-mode="none" style:layout-grid-print="false" style:layout-grid-ruby-below="false" style:layout-grid-ruby-height="0.353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09:23:41.218601330</meta:creation-date>
    <dc:title>Standard-Text</dc:title>
    <meta:editing-duration>PT27S</meta:editing-duration>
    <meta:editing-cycles>3</meta:editing-cycles>
    <meta:generator>LibreOffice/6.0.6.2$Linux_X86_64 LibreOffice_project/00m0$Build-2</meta:generator>
    <meta:initial-creator>Manuel Senfft</meta:initial-creator>
    <dc:date>2018-09-05T09:25:49.083484228</dc:date>
    <dc:creator>Manuel Senfft</dc:creator>
    <meta:document-statistic meta:table-count="0" meta:image-count="0" meta:object-count="0" meta:page-count="1" meta:paragraph-count="1" meta:word-count="5" meta:character-count="26" meta:non-whitespace-character-count="24"/>
    <meta:template xlink:type="simple" xlink:actuate="onRequest" xlink:title="Standard-Text" xlink:href="file:///home/manu/.config/libreoffice/4/user/template/Standard-Text.ott" meta:date="2018-09-05T09:23:40.368293868"/>
  </office:meta>
</office:document-meta>
</file>